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44197916666667cm" style:use-optimal-column-width="true"/>
    </style:style>
    <style:style style:name="co2" style:family="table-column">
      <style:table-column-properties fo:break-before="auto" style:column-width="6.20447916666667cm" style:use-optimal-column-width="true"/>
    </style:style>
    <style:style style:name="co3" style:family="table-column">
      <style:table-column-properties fo:break-before="auto" style:column-width="1.89177083333333cm" style:use-optimal-column-width="true"/>
    </style:style>
    <style:style style:name="co4" style:family="table-column">
      <style:table-column-properties fo:break-before="auto" style:column-width="6.01927083333333cm" style:use-optimal-column-width="true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emma</text:p>
          </table:table-cell>
          <table:table-cell office:value-type="string" table:style-name="ce2">
            <text:p>senses</text:p>
          </table:table-cell>
          <table:table-cell office:value-type="string" table:style-name="ce2">
            <text:p>senses_i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অর্থ</text:p>
          </table:table-cell>
          <table:table-cell office:value-type="string" table:style-name="ce1">
            <text:p>Money, finance, wealth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Meaning, sens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আগুন</text:p>
          </table:table-cell>
          <table:table-cell office:value-type="string" table:style-name="ce1">
            <text:p>Passion, intensity, anger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Flam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এঁটে</text:p>
          </table:table-cell>
          <table:table-cell office:value-type="string" table:style-name="ce1">
            <text:p>To silence, to seal<text:s/>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To fasten, stick, clos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কপাল</text:p>
          </table:table-cell>
          <table:table-cell office:value-type="string" table:style-name="ce1">
            <text:p>Forehead<text:s/>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Fate, duck, <text:s/>destiny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কাটা</text:p>
          </table:table-cell>
          <table:table-cell office:value-type="string" table:style-name="ce1">
            <text:p>To spend (time), to pass (time)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To cut, chop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গভীর</text:p>
          </table:table-cell>
          <table:table-cell office:value-type="string" table:style-name="ce1">
            <text:p>Deep<text:s/>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Profound, intens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গুলি</text:p>
          </table:table-cell>
          <table:table-cell office:value-type="string" table:style-name="ce1">
            <text:p>Being shot/firing a gun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ullet<text:s/>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hooting/nois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গোলা</text:p>
          </table:table-cell>
          <table:table-cell office:value-type="string" table:style-name="ce1">
            <text:p>Batter, mixtur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Granary, storage bin, a projecti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ঘোর</text:p>
          </table:table-cell>
          <table:table-cell office:value-type="string" table:style-name="ce1">
            <text:p>State of being under the influenc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o wander, roam, travel, visi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চড়</text:p>
          </table:table-cell>
          <table:table-cell office:value-type="string" table:style-name="ce1">
            <text:p>High price, <text:s/>valu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Get on, to ride, to boar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চাবি</text:p>
          </table:table-cell>
          <table:table-cell office:value-type="string" table:style-name="ce1">
            <text:p>Key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Keyring, bunch of key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চোখ</text:p>
          </table:table-cell>
          <table:table-cell office:value-type="string" table:style-name="ce1">
            <text:p>Eye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ight, Gaze, or Attenti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ঝোলা</text:p>
          </table:table-cell>
          <table:table-cell office:value-type="string" table:style-name="ce1">
            <text:p>To hang or Suspend something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A ba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ঠান্ডা</text:p>
          </table:table-cell>
          <table:table-cell office:value-type="string" table:style-name="ce1">
            <text:p>Feeling ill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Low temperature; Chilly, Wintr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ডাক</text:p>
          </table:table-cell>
          <table:table-cell office:value-type="string" table:style-name="ce1">
            <text:p>Mail or post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all to acti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all, summ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তাড়া</text:p>
          </table:table-cell>
          <table:table-cell office:value-type="string" table:style-name="ce1">
            <text:p>To drive away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hase a targe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দম</text:p>
          </table:table-cell>
          <table:table-cell office:value-type="string" table:style-name="ce1">
            <text:p>Stamina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eame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Out of breat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দল</text:p>
          </table:table-cell>
          <table:table-cell office:value-type="string" table:style-name="ce1">
            <text:p>Team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arty or Grou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দাঁড়া</text:p>
          </table:table-cell>
          <table:table-cell office:value-type="string" table:style-name="ce1">
            <text:p>Wait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ause for a mome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o establis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o stan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ধন</text:p>
          </table:table-cell>
          <table:table-cell office:value-type="string" table:style-name="ce1">
            <text:p>Wealth, money, riches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reasure, resourc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ধরা</text:p>
          </table:table-cell>
          <table:table-cell office:value-type="string" table:style-name="ce1">
            <text:p>To assum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3">
            <text:p>To catch, capture, get caugh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টল</text:p>
          </table:table-cell>
          <table:table-cell office:value-type="string" table:style-name="ce1">
            <text:p>Vegetabl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o die,to pass awa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দ</text:p>
          </table:table-cell>
          <table:table-cell office:value-type="string" table:style-name="ce1">
            <text:p>Dish, <text:s/>recip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Word, phra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র</text:p>
          </table:table-cell>
          <table:table-cell office:value-type="string" table:style-name="ce1">
            <text:p>To wear, <text:s/>put on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After (in time), following an event, Lat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াকা</text:p>
          </table:table-cell>
          <table:table-cell office:value-type="string" table:style-name="ce1">
            <text:p>Experienced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ipe (fruit, crop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াড়া</text:p>
          </table:table-cell>
          <table:table-cell office:value-type="string" table:style-name="ce1">
            <text:p>To lay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o pick, pluck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Locality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ালা</text:p>
          </table:table-cell>
          <table:table-cell office:value-type="string" table:style-name="ce1">
            <text:p>A play, Act, performance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o escape run away, or Fle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িচ</text:p>
          </table:table-cell>
          <table:table-cell office:value-type="string" table:style-name="ce1">
            <text:p>Playing field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oad surfac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Dru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ফল</text:p>
          </table:table-cell>
          <table:table-cell office:value-type="string" table:style-name="ce1">
            <text:p>Fruit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sult, outcom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বর্ণ</text:p>
          </table:table-cell>
          <table:table-cell office:value-type="string" table:style-name="ce1">
            <text:p>Colour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Letter, charact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aste, rac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বল</text:p>
          </table:table-cell>
          <table:table-cell office:value-type="string" table:style-name="ce1">
            <text:p>Ball<text:s/>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To say, speak, stat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বিন্দু</text:p>
          </table:table-cell>
          <table:table-cell office:value-type="string" table:style-name="ce1">
            <text:p>A point or position (in space, geometry)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A dot, spot, drop, small partic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মধু</text:p>
          </table:table-cell>
          <table:table-cell office:value-type="string" table:style-name="ce1">
            <text:p>Honey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weetness, pleasantness, delight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মাটি</text:p>
          </table:table-cell>
          <table:table-cell office:value-type="string" table:style-name="ce1">
            <text:p>Country, Land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il, earth, groun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মাথা</text:p>
          </table:table-cell>
          <table:table-cell office:value-type="string" table:style-name="ce1">
            <text:p>End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In min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Head<text:s/>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মুখ</text:p>
          </table:table-cell>
          <table:table-cell office:value-type="string" table:style-name="ce1">
            <text:p>Confronting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ace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peaking<text:s/>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রূপ</text:p>
          </table:table-cell>
          <table:table-cell office:value-type="string" table:style-name="ce1">
            <text:p>Beauty, appearanc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ole, capacity, function, statu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সারা</text:p>
          </table:table-cell>
          <table:table-cell office:value-type="string" table:style-name="ce1">
            <text:p>To cure, heal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Whole, entire, all ov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হাত</text:p>
          </table:table-cell>
          <table:table-cell office:value-type="string" table:style-name="ce1">
            <text:p>Involvement, possession, skill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Hand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তুলা</text:p>
          </table:table-cell>
          <table:table-cell office:value-type="string" table:style-name="ce1">
            <text:p>To take (a photo), to captur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tton (processed, used as materi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tton (as an agricultural crop or fib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ড়া</text:p>
          </table:table-cell>
          <table:table-cell office:value-type="string" table:style-name="ce4">
            <text:p>To read, study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To fall, collap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পথ</text:p>
          </table:table-cell>
          <table:table-cell office:value-type="string" table:style-name="ce4">
            <text:p>Way, method, or approach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Road, route, or physical pat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বাড়ি<text:s/></text:p>
          </table:table-cell>
          <table:table-cell office:value-type="string" table:style-name="ce4">
            <text:p>House or home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Household, family, or members of the househol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4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Nadim Kabir</meta:initial-creator>
    <dc:creator>Nadim Kabir</dc:creator>
    <meta:creation-date>2025-08-03T12:50:04Z</meta:creation-date>
    <dc:date>2025-08-18T02:03:45Z</dc:date>
  </office:meta>
</office:document-meta>
</file>